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ffffff" draw:fill="gradient" draw:fill-color="#ffffff" draw:fill-gradient-name="Gradient_20_6" draw:textarea-horizontal-align="justify" draw:textarea-vertical-align="middle" draw:auto-grow-height="false" fo:min-height="1.5cm" fo:min-width="9.25cm" loext:decorative="false"/>
      <style:paragraph-properties style:writing-mode="lr-tb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0.5cm" fo:min-width="7.5cm" loext:decorative="false"/>
      <style:paragraph-properties style:writing-mode="lr-tb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3.5cm" fo:min-width="7.5cm" loext:decorative="false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5cm" fo:min-width="7.5cm" loext:decorative="false"/>
    </style:style>
    <style:style style:name="gr6" style:family="graphic" style:parent-style-name="objectwithoutfill">
      <style:graphic-properties draw:marker-end="Linienspitzen_20_10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1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20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2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2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2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Linienspitzen_20_2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Linienspitzen_20_2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Linienspitzen_20_26" draw:marker-end-width="0.3cm" draw:fill="none" draw:textarea-vertical-align="middle" loext:decorative="false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0.25cm" fo:min-width="6.5cm" loext:decorative="false"/>
      <style:paragraph-properties style:writing-mode="lr-tb"/>
    </style:style>
    <style:style style:name="gr16" style:family="graphic" style:parent-style-name="standard">
      <style:graphic-properties svg:stroke-color="#eeeeee" draw:fill-color="#800080" draw:textarea-horizontal-align="justify" draw:textarea-vertical-align="middle" draw:auto-grow-height="false" fo:min-height="0.5cm" fo:min-width="6.5cm" loext:decorative="false"/>
      <style:paragraph-properties style:writing-mode="lr-tb"/>
    </style:style>
    <style:style style:name="gr17" style:family="graphic" style:parent-style-name="standard">
      <style:graphic-properties svg:stroke-color="#eeeeee" draw:fill-color="#2a6099"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18" style:family="graphic" style:parent-style-name="standard">
      <style:graphic-properties svg:stroke-color="#eeeeee" draw:fill-color="#bf0041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19" style:family="graphic" style:parent-style-name="standard">
      <style:graphic-properties svg:stroke-width="0.05cm" svg:stroke-color="#eeeeee" draw:marker-start-width="0.27cm" draw:marker-end-width="0.27cm" draw:fill-color="#158466" draw:textarea-horizontal-align="justify" draw:textarea-vertical-align="middle" draw:auto-grow-height="false" fo:min-height="0.452cm" fo:min-width="2.452cm" fo:padding-top="0.149cm" fo:padding-bottom="0.149cm" fo:padding-left="0.274cm" fo:padding-right="0.274cm" loext:decorative="false"/>
      <style:paragraph-properties style:writing-mode="lr-tb"/>
    </style:style>
    <style:style style:name="gr20" style:family="graphic" style:parent-style-name="standard">
      <style:graphic-properties draw:stroke="none" draw:fill="hatch" draw:fill-color="#808080" draw:fill-hatch-name="Yellow_20_45_20_Degrees" draw:opacity="25%" draw:textarea-horizontal-align="justify" draw:textarea-vertical-align="middle" draw:auto-grow-height="false" fo:min-height="9.5cm" fo:min-width="4.5cm" loext:decorative="false"/>
    </style:style>
    <style:style style:name="P1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2" style:family="paragraph">
      <loext:graphic-properties draw:fill="gradient" draw:fill-color="#ffffff" draw:fill-gradient-name="Gradient_20_6"/>
      <style:paragraph-properties fo:text-align="center"/>
      <style:text-properties fo:font-size="18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color="#808080" loext:opacity="100%" style:text-underline-style="none"/>
    </style:style>
    <style:style style:name="P4" style:family="paragraph">
      <loext:graphic-properties draw:fill-color="#dddddd"/>
      <style:paragraph-properties fo:text-align="center"/>
      <style:text-properties fo:color="#808080" loext:opacity="100%" style:text-underline-style="none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eeeeee"/>
      <style:paragraph-properties fo:text-align="center"/>
      <style:text-properties fo:color="#808080" loext:opacity="100%" fo:font-style="italic" style:text-underline-style="none"/>
    </style:style>
    <style:style style:name="P9" style:family="paragraph">
      <loext:graphic-properties draw:fill-color="#eeeeee"/>
      <style:paragraph-properties fo:text-align="center"/>
      <style:text-properties fo:color="#808080" loext:opacity="100%" style:text-underline-style="none"/>
    </style:style>
    <style:style style:name="P10" style:family="paragraph"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bf0041"/>
      <style:paragraph-properties fo:text-align="center"/>
    </style:style>
    <style:style style:name="P14" style:family="paragraph">
      <loext:graphic-properties draw:fill-color="#158466"/>
      <style:paragraph-properties fo:text-align="center"/>
    </style:style>
    <style:style style:name="P15" style:family="paragraph">
      <loext:graphic-properties draw:fill="hatch" draw:fill-color="#808080" draw:fill-hatch-name="Yellow_20_45_20_Degrees" draw:opacity="25%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 draw:style-name="gr1">
            <draw:custom-shape draw:style-name="gr2" draw:text-style-name="P2" draw:layer="layout" svg:width="9.75cm" svg:height="1.75cm" draw:transform="rotate (1.5707963267949) translate (5.125cm 9.875cm)">
              <text:p text:style-name="P1"><text:span text:style-name="T1">Open-Source Simulation Clus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3" draw:text-style-name="P4" draw:layer="layout" svg:width="8cm" svg:height="0.75cm" svg:x="6.875cm" svg:y="3.875cm">
                <text:p text:style-name="P3"><text:span text:style-name="T1">Intern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5" draw:layer="layout" svg:width="8cm" svg:height="3.75cm" svg:x="6.875cm" svg:y="0.1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8cm" svg:height="5.25cm" svg:x="6.875cm" svg:y="4.6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6" draw:text-style-name="P6" draw:layer="layout" svg:x1="8.875cm" svg:y1="5.875cm" svg:x2="8.875cm" svg:y2="6.625cm">
                <text:p/>
              </draw:line>
              <draw:line draw:style-name="gr7" draw:text-style-name="P6" draw:layer="layout" svg:x1="12.875cm" svg:y1="6.625cm" svg:x2="12.875cm" svg:y2="5.875cm">
                <text:p/>
              </draw:line>
              <draw:line draw:style-name="gr8" draw:text-style-name="P7" draw:layer="layout" svg:x1="8.875cm" svg:y1="3.375cm" svg:x2="8.875cm" svg:y2="5.125cm">
                <text:p/>
              </draw:line>
              <draw:line draw:style-name="gr9" draw:text-style-name="P7" draw:layer="layout" svg:x1="12.875cm" svg:y1="5.125cm" svg:x2="12.875cm" svg:y2="3.375cm">
                <text:p/>
              </draw:line>
              <draw:line draw:style-name="gr10" draw:text-style-name="P7" draw:layer="layout" svg:x1="8.125cm" svg:y1="1.875cm" svg:x2="8.125cm" svg:y2="2.625cm">
                <text:p/>
              </draw:line>
              <draw:line draw:style-name="gr11" draw:text-style-name="P7" draw:layer="layout" svg:x1="9.625cm" svg:y1="2.625cm" svg:x2="9.625cm" svg:y2="1.875cm">
                <text:p/>
              </draw:line>
              <draw:line draw:style-name="gr10" draw:text-style-name="P7" draw:layer="layout" svg:x1="12.125cm" svg:y1="1.875cm" svg:x2="12.125cm" svg:y2="2.625cm">
                <text:p/>
              </draw:line>
              <draw:line draw:style-name="gr11" draw:text-style-name="P7" draw:layer="layout" svg:x1="13.625cm" svg:y1="2.625cm" svg:x2="13.625cm" svg:y2="1.875cm">
                <text:p/>
              </draw:line>
              <draw:line draw:style-name="gr12" draw:text-style-name="P7" draw:layer="layout" svg:x1="8.625cm" svg:y1="7.375cm" svg:x2="8.625cm" svg:y2="8.125cm">
                <text:p/>
              </draw:line>
              <draw:line draw:style-name="gr13" draw:text-style-name="P7" draw:layer="layout" svg:x1="9.125cm" svg:y1="8.125cm" svg:x2="9.125cm" svg:y2="7.375cm">
                <text:p/>
              </draw:line>
              <draw:line draw:style-name="gr14" draw:text-style-name="P7" draw:layer="layout" svg:x1="12.875cm" svg:y1="8.125cm" svg:x2="12.875cm" svg:y2="7.375cm">
                <text:p/>
              </draw:line>
              <draw:custom-shape draw:style-name="gr15" draw:text-style-name="P8" draw:layer="layout" svg:width="7cm" svg:height="0.5cm" svg:x="7.375cm" svg:y="9.125cm">
                <text:p text:style-name="P3"><text:span text:style-name="T1">Microsoft Azu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9" draw:layer="layout" svg:width="7cm" svg:height="0.5cm" svg:x="7.375cm" svg:y="0.375cm">
                <text:p text:style-name="P3"><text:span text:style-name="T1">Client Compu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1" draw:layer="layout" svg:width="7cm" svg:height="0.75cm" svg:x="7.375cm" svg:y="5.125cm">
                <text:p text:style-name="P10">Web API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3cm" svg:height="0.75cm" svg:x="7.375cm" svg:y="1.125cm">
                <text:p text:style-name="P10">CLI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7.375cm" svg:y="8.125cm">
                <text:p text:style-name="P10">S<text:span text:style-name="T2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8.375cm" svg:y="8.125cm">
                <text:p text:style-name="P10">S<text:span text:style-name="T2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9.375cm" svg:y="8.125cm">
                <text:p text:style-name="P10">S<text:span text:style-name="T2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13.375cm" svg:y="8.125cm">
                <text:p text:style-name="P10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4" draw:layer="layout" svg:width="3cm" svg:height="0.75cm" svg:x="7.375cm" svg:y="6.625cm">
                <text:p text:style-name="P10">Job Queu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4" draw:layer="layout" svg:width="3cm" svg:height="0.75cm" svg:x="11.375cm" svg:y="6.625cm">
                <text:p text:style-name="P10">Result Queu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3cm" svg:height="0.75cm" svg:x="11.375cm" svg:y="1.125cm">
                <text:p text:style-name="P10">Web GUI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1" draw:layer="layout" svg:width="7cm" svg:height="0.75cm" svg:x="7.375cm" svg:y="2.625cm">
                <text:p text:style-name="P10">SDK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10.375cm" svg:y="8.125cm">
                <text:p text:style-name="P10">S<text:span text:style-name="T2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11.375cm" svg:y="8.125cm">
                <text:p text:style-name="P10">S<text:span text:style-name="T2">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1cm" svg:height="0.75cm" svg:x="12.375cm" svg:y="8.125cm">
                <text:p text:style-name="P10">S<text:span text:style-name="T2">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20" draw:text-style-name="P15" draw:layer="layout" svg:width="5cm" svg:height="9.75cm" svg:x="0.125cm" svg:y="0.1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5cm" svg:height="9.75cm" svg:x="14.875cm" svg:y="0.12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999999" draw:end-color="#ffd7d7" draw:start-intensity="100%" draw:end-intensity="100%" draw:angle="30deg" draw:border="0%">
      <loext:gradient-stop svg:offset="0" loext:color-type="rgb" loext:color-value="#999999"/>
      <loext:gradient-stop svg:offset="1" loext:color-type="rgb" loext:color-value="#ffd7d7"/>
    </draw:gradient>
    <draw:gradient draw:name="Gradient_20_2" draw:display-name="Gradient 2" draw:style="linear" draw:start-color="#999999" draw:end-color="#1c1c1c" draw:start-intensity="100%" draw:end-intensity="100%" draw:angle="30deg" draw:border="0%">
      <loext:gradient-stop svg:offset="0" loext:color-type="rgb" loext:color-value="#999999"/>
      <loext:gradient-stop svg:offset="1" loext:color-type="rgb" loext:color-value="#1c1c1c"/>
    </draw:gradient>
    <draw:gradient draw:name="Gradient_20_3" draw:display-name="Gradient 3" draw:style="linear" draw:start-color="#999999" draw:end-color="#2a6099" draw:start-intensity="100%" draw:end-intensity="100%" draw:angle="30deg" draw:border="0%">
      <loext:gradient-stop svg:offset="0" loext:color-type="rgb" loext:color-value="#999999"/>
      <loext:gradient-stop svg:offset="1" loext:color-type="rgb" loext:color-value="#2a6099"/>
    </draw:gradient>
    <draw:gradient draw:name="Gradient_20_4" draw:display-name="Gradient 4" draw:style="linear" draw:start-color="#dee6ef" draw:end-color="#2a6099" draw:start-intensity="100%" draw:end-intensity="100%" draw:angle="30deg" draw:border="0%">
      <loext:gradient-stop svg:offset="0" loext:color-type="rgb" loext:color-value="#dee6ef"/>
      <loext:gradient-stop svg:offset="1" loext:color-type="rgb" loext:color-value="#2a6099"/>
    </draw:gradient>
    <draw:gradient draw:name="Gradient_20_5" draw:display-name="Gradient 5" draw:style="axial" draw:start-color="#2a6099" draw:end-color="#2a6099" draw:start-intensity="100%" draw:end-intensity="100%" draw:angle="30deg" draw:border="0%">
      <loext:gradient-stop svg:offset="1" loext:color-type="rgb" loext:color-value="#2a6099"/>
    </draw:gradient>
    <draw:gradient draw:name="Gradient_20_6" draw:display-name="Gradient 6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ue_20_45_20_Degrees" draw:display-name="Blue 45 Degrees" draw:style="single" draw:color="#2a6099" draw:distance="0.203cm" draw:rotation="450"/>
    <draw:hatch draw:name="Blue_20_45_20_Degrees_20_Crossed" draw:display-name="Blue 45 Degrees Crossed" draw:style="double" draw:color="#2a6099" draw:distance="0.203cm" draw:rotation="450"/>
    <draw:hatch draw:name="Red_20_45_20_Degrees" draw:display-name="Red 45 Degrees" draw:style="single" draw:color="#ff0000" draw:distance="0.305cm" draw:rotation="450"/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4T09:54:13.600000000</meta:creation-date>
    <dc:date>2025-03-04T10:42:36.746000000</dc:date>
    <meta:editing-duration>PT10M25S</meta:editing-duration>
    <meta:editing-cycles>3</meta:editing-cycles>
    <meta:generator>LibreOffice/24.8.5.2$Windows_X86_64 LibreOffice_project/fddf2685c70b461e7832239a0162a77216259f22</meta:generator>
    <meta:document-statistic meta:object-count="35"/>
  </office:meta>
</office:document-meta>
</file>